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4" style:family="paragraph" style:parent-style-name="OOoProductName" style:master-page-name="OOoTitlePage">
      <style:paragraph-properties style:page-number="auto"/>
    </style:style>
    <style:style style:name="P5" style:family="paragraph" style:parent-style-name="OOoCopyrightPage" style:master-page-name="OOoCopyright">
      <style:paragraph-properties style:page-number="auto"/>
    </style:style>
    <style:style style:name="P6" style:family="paragraph" style:parent-style-name="OOoTextBody" style:master-page-name="OOoFrontMatter">
      <style:paragraph-properties style:page-number="auto"/>
    </style:style>
    <style:style style:name="T1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tracked-changes text:track-changes="true"/>
      <text:sequence-decls>
        <text:sequence-decl text:display-outline-level="2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ache OpenOffice</text:p>
      <text:p text:style-name="OOoSubtitle">Version 4.1</text:p>
      <text:p text:style-name="OOoGuideName">Getting Started Guide</text:p>
      <text:p text:style-name="OOoTextBody"/>
      <text:p text:style-name="OOoAuthor">AOO Documentation Team</text:p>
      <text:p text:style-name="OOoTextBody"/>
      <text:p text:style-name="OOoPageBreak"/>
      <text:p text:style-name="P5">Copyright</text:p>
      <text:p text:style-name="OOoTextBody">This document is Copyright <text:span text:style-name="T1">©</text:span> 2023by The Apache Software Foundation. You may distribute it and/or modify it under the terms of the Creative Commons Attribution License, version 3.0 or later (<text:a xlink:type="simple" xlink:href="https://creativecommons.org/licenses/by/3.0/" text:style-name="Internet_20_link" text:visited-style-name="Visited_20_Internet_20_Link">https://creativecommons.org/licenses/by/3.0/</text:a>).</text:p>
      <text:p text:style-name="OOoTextBody">Apache, Apache OpenOffice, and OpenOffice.org are trademarks of the Apache Software Foundation. Used with permission. .</text:p>
      <text:p text:style-name="OOoCopyrightPage">Acknowledgments</text:p>
      <text:p text:style-name="OOoTextBody_5f_ListIntro">This book is updated from <text:span text:style-name="OOoEmphasis">Taming Apache OpenOffice 3.4</text:span> (by Jean Hollis Weber), which was adapted from <text:span text:style-name="OOoEmphasis">Getting Started with OpenOffice.org 3.3</text:span><text:span text:style-name="OOoDefault"> (by the OOoAuthors team) with additional material adapted from </text:span><text:span text:style-name="OOoEmphasis">Getting Started with LibreOffice 3.4</text:span> (by the ODF Authors Team).</text:p>
      <text:p text:style-name="OOoCopyrightPage">Publication date and software version</text:p>
      <text:p text:style-name="OOoTextBody">Published 05 May <text:s/>2023. Based on Apache OpenOffice 4.1.</text:p>
      <text:p text:style-name="P6"/>
      <text:p text:style-name="OOoToCHead">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in" fo:margin-right="0in" fo:margin-top="0in" fo:margin-bottom="0in" fo:orphans="0" fo:widows="0" fo:text-indent="0in" style:auto-text-indent="false" style:page-number="auto"/>
      <style:text-properties style:font-name="DejaVu Serif" fo:font-size="11pt" fo:language="en" fo:country="US"/>
    </style:style>
    <style:style style:name="Heading" style:family="paragraph" style:parent-style-name="Standard" style:next-style-name="OOoTextBody" style:class="text" style:master-page-name="">
      <style:paragraph-properties loext:contextual-spacing="false"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DejaVu Sans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 style:list-style-name="OOoNumbering"/>
    <style:style style:name="OOoNumbered_20_1_20_Start" style:display-name="OOoNumbered 1 Start" style:family="paragraph" style:parent-style-name="Standard" style:list-style-name="OOoNumbering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e85cd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e85cd" style:font-name="Bitstream Vera Sans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e85cd" style:font-name="Bitstream Vera Sans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e85cd" style:font-name="Bitstream Vera Sans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DejaVu Sans1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ans2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TableText_28_Caption_29_" style:display-name="OOoTableText(Caption)" style:family="paragraph">
      <style:text-properties style:font-name="DejaVu Sans1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>
      <style:paragraph-properties loext:contextual-spacing="false" fo:margin-top="0.1252in" fo:margin-bottom="0in" fo:padding="0in" fo:border="none" style:shadow="none"/>
      <style:text-properties fo:color="#0e85cd" fo:font-size="75%"/>
    </style:style>
    <style:style style:name="OOoHeading_20_3" style:display-name="OOoHeading 3" style:family="paragraph" style:parent-style-name="OOoHeading" style:next-style-name="OOoTextBody" style:default-outline-level="4">
      <style:paragraph-properties loext:contextual-spacing="false" fo:margin-top="0.0783in" fo:margin-bottom="0.0429in"/>
      <style:text-properties fo:color="#0e85cd" fo:font-size="12pt" fo:font-style="oblique" fo:font-weight="normal"/>
    </style:style>
    <style:style style:name="OOoHeading_20_2" style:display-name="OOoHeading 2" style:family="paragraph" style:parent-style-name="OOoHeading" style:next-style-name="OOoTextBody" style:default-outline-level="3">
      <style:paragraph-properties loext:contextual-spacing="false" fo:margin-top="0.0783in" fo:margin-bottom="0.0827in" style:shadow="none"/>
      <style:text-properties fo:color="#0e85cd" fo:font-size="14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Cont." style:display-name="OOoNumberedTNC Cont." style:family="paragraph" style:parent-style-name="OOoNumberedTNC_20_Star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e85cd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DejaVu Serif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e85cd" style:font-name="DejaVu Sans" fo:font-size="140%" fo:font-weight="bold"/>
    </style:style>
    <style:style style:name="Frame_20_contents" style:display-name="Frame contents" style:family="paragraph" style:parent-style-name="Text_20_body" style:class="extra"/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24pt" fo:font-style="italic"/>
    </style:style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DejaVu Serif1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Courier New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 style:list-style-name="OOoBullets_20_1"/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DejaVu Sans2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DejaVu Sans1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DejaVu Sans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e85cd" fo:font-size="18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e85cd" fo:font-size="36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>
      <style:paragraph-properties loext:contextual-spacing="false" fo:margin-top="1.9689in" fo:margin-bottom="0.5236in" fo:text-align="center" style:justify-single-word="false"/>
      <style:text-properties fo:color="#000000" style:font-name="DejaVu Sans" fo:font-size="28pt" fo:font-style="normal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e85cd" fo:font-size="16pt" style:font-weight-asian="normal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OOoAuthor" style:family="paragraph" style:parent-style-name="Standard" style:next-style-name="OOoTextBody" style:master-page-name="">
      <style:paragraph-properties fo:margin-top="0.6in" fo:margin-bottom="0.0799in" fo:text-align="center" style:justify-single-word="false" fo:orphans="2" fo:widows="2" style:page-number="auto" fo:background-color="transparent" style:shadow="none">
        <style:tab-stops/>
        <style:background-image/>
      </style:paragraph-properties>
      <style:text-properties fo:font-size="24pt"/>
    </style:style>
    <style:style style:name="OOoTipNoteCaution" style:family="text">
      <style:text-properties style:font-name="DejaVu Sans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2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" style:font-weight-asian="normal"/>
    </style:style>
    <style:style style:name="_5f_OOoComputerBase" style:display-name="_OOoComputerBase" style:family="text" style:parent-style-name="OOoComputerCode">
      <style:text-properties style:font-name="Courier New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e85cd" style:font-name="DejaVu Serif3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1" fo:font-size="11pt" style:letter-kerning="true" style:font-size-asian="11pt" style:font-size-complex="11pt"/>
    </style:style>
    <style:style style:name="Highlight" style:family="text">
      <style:text-properties fo:color="#000080" style:font-name="DejaVu Serif" fo:font-weight="norma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Courier New" style:letter-kerning="true"/>
    </style:style>
    <style:style style:name="OOoKeystroke" style:family="text" style:parent-style-name="OOoDefault">
      <style:text-properties style:font-name="DejaVu Sans3" fo:font-style="italic" style:font-style-asian="italic" style:font-weight-asian="normal" style:font-style-complex="italic"/>
    </style:style>
    <style:style style:name="OOoEmphasis" style:family="text" style:parent-style-name="OOoDefault">
      <style:text-properties style:font-name="DejaVu Serif2" fo:font-style="italic"/>
    </style:style>
    <style:style style:name="Footnote_20_anchor" style:display-name="Footnote anchor" style:family="text">
      <style:text-properties style:text-position="super 80%" style:font-name="DejaVu Serif"/>
    </style:style>
    <style:style style:name="Footnote_20_Symbol" style:display-name="Footnote Symbol" style:family="text">
      <style:text-properties style:font-name="DejaVu Serif"/>
    </style:style>
    <style:style style:name="OOoComputerCode" style:family="text" style:parent-style-name="OOoDefault">
      <style:text-properties style:font-name="Courier New" fo:font-size="11pt" fo:language="zxx" fo:country="none"/>
    </style:style>
    <style:style style:name="OOoStrongEmphasis" style:family="text" style:parent-style-name="OOoDefault">
      <style:text-properties style:font-name="DejaVu Sans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DejaVu Sans" fo:language="en" fo:country="US" fo:font-weight="bold" style:letter-kerning="tru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Internet_20_link" style:display-name="Internet link" style:family="text">
      <style:text-properties fo:color="#000080" style:font-name="Liberation Sans" fo:font-size="11pt" style:text-underline-style="none"/>
    </style:style>
    <style:style style:name="OOoChapterNumber" style:family="text">
      <style:text-properties fo:color="#0e85cd" style:font-name="DejaVu Sans" fo:font-size="60pt" fo:font-style="normal" fo:font-weight="bold" style:font-name-asian="Liberation Sans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8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11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OOoIndex" style:page-layout-name="Mpm3"/>
    <style:master-page style:name="Index" style:page-layout-name="Mpm4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/>
    <style:master-page style:name="OOoTitlePage" style:page-layout-name="Mpm5" style:next-style-name="OOoCopyright">
      <style:footer>
        <text:p text:style-name="Footer"/>
      </style:footer>
    </style:master-page>
    <style:master-page style:name="OOoOneColumn" style:page-layout-name="Mpm6">
      <style:footer>
        <text:p text:style-name="MP1"><text:title>Apache OpenOffice® Getting Started Guide</text:title><text:tab/><text:chapter text:display="name" text:outline-level="1"/><text:tab/><text:page-number text:select-page="current"/></text:p>
      </style:footer>
    </style:master-page>
    <style:master-page style:name="OOoFrontMatter" style:page-layout-name="Mpm7">
      <style:footer>
        <text:p text:style-name="MP2"><text:title>Apache OpenOffice® Getting Started Guide</text:title> | <text:page-number text:select-page="current">3</text:page-number></text:p>
      </style:footer>
      <style:footer-left>
        <text:p text:style-name="OOoFooter"><text:page-number text:select-page="current"/> | <text:title>Apache OpenOffice® Getting Started Guide</text:title></text:p>
      </style:footer-left>
    </style:master-page>
    <style:master-page style:name="OOoCopyright" style:page-layout-name="Mpm8" style:next-style-name="OOoFrontMatter">
      <style:footer>
        <text:p text:style-name="OOoFooter"/>
        <text:p text:style-name="MP3"/>
      </style:footer>
    </style:master-page>
    <style:master-page style:name="OOoFirstPage" style:page-layout-name="Mpm9" style:next-style-name="OOoCopyright"/>
    <style:master-page style:name="OOoPageStyle" style:page-layout-name="Mpm10">
      <style:footer>
        <text:p text:style-name="MP2"><text:chapter text:display="name" text:outline-level="1"/> | <text:page-number text:select-page="current"/></text:p>
      </style:footer>
      <style:footer-left>
        <text:p text:style-name="OOoFooter"><text:page-number text:select-page="current"/> | <text:chapter text:display="name" text:outline-level="1"/></text:p>
      </style:footer-left>
    </style:master-page>
    <style:master-page style:name="HTML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pache OpenOffice® Getting Started Guide</dc:title>
    <meta:editing-duration>PT1H9M50S</meta:editing-duration>
    <meta:editing-cycles>16</meta:editing-cycles>
    <meta:generator>OpenOffice/4.1.14$Win32 OpenOffice.org_project/4114m1$Build-9811</meta:generator>
    <meta:creation-date>2022-09-16T13:24:26.62</meta:creation-date>
    <meta:initial-creator>Keith McKenna</meta:initial-creator>
    <meta:keyword>Version 4.1</meta:keyword>
    <dc:subject>Apache OpenOffice® User Guides</dc:subject>
    <dc:date>2023-05-11T16:28:49.81</dc:date>
    <dc:creator>Keith McKenna</dc:creator>
    <meta:document-statistic meta:table-count="0" meta:image-count="0" meta:object-count="0" meta:page-count="3" meta:paragraph-count="17" meta:word-count="135" meta:character-count="960"/>
    <meta:user-defined meta:name="Info 1"/>
    <meta:user-defined meta:name="Info 2"/>
    <meta:user-defined meta:name="Info 3"/>
    <meta:user-defined meta:name="Info 4"/>
    <meta:template xlink:type="simple" xlink:actuate="onRequest" xlink:title="AOOdoc" xlink:href="../../../../../AppData/Roaming/OpenOffice/4/user/template/en-US/AOOdoc.ott" meta:date="2023-03-04T15:48:22.70"/>
  </office:meta>
</office:document-meta>
</file>